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ameHelper.forPretty( String pretty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ameHelper.forLN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Helper.isSafe( int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NameHelper.pretty( XML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NameHelper.getQName( XMLName xm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Helper.hexsafe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NameHelper.hexsafedir( XML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Helper.forLNS( String localnam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